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2193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4.3173in"/>
    </style:style>
    <style:style style:name="co5" style:family="table-column">
      <style:table-column-properties fo:break-before="auto" style:column-width="6.6547in"/>
    </style:style>
    <style:style style:name="co6" style:family="table-column">
      <style:table-column-properties fo:break-before="auto" style:column-width="9.0693in"/>
    </style:style>
    <style:style style:name="co7" style:family="table-column">
      <style:table-column-properties fo:break-before="auto" style:column-width="1.3563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3402in"/>
    </style:style>
    <style:style style:name="co10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0.9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0.4055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5917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RATING</text:p>
          </table:table-cell>
          <table:table-cell office:value-type="string">
            <text:p>SUPPLIER</text:p>
          </table:table-cell>
          <table:table-cell office:value-type="string">
            <text:p>TOL</text:p>
          </table:table-cell>
          <table:table-cell office:value-type="string">
            <text:p>V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POL-USD</text:p>
          </table:table-cell>
          <table:table-cell office:value-type="string">
            <text:p>PANASONIC_D</text:p>
          </table:table-cell>
          <table:table-cell office:value-type="string">
            <text:p>C17, C18, C19, C20</text:p>
          </table:table-cell>
          <table:table-cell office:value-type="string">
            <text:p>POLARIZED CAPACITOR, American symbol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ESWITCH_320</text:p>
          </table:table-cell>
          <table:table-cell office:value-type="string">
            <text:p>ESWITCH320</text:p>
          </table:table-cell>
          <table:table-cell office:value-type="string">
            <text:p>SW100, SW101, SW102, SW10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FERRITE</text:p>
          </table:table-cell>
          <table:table-cell office:value-type="float" office:value="603">
            <text:p>603</text:p>
          </table:table-cell>
          <table:table-cell office:value-type="string">
            <text:p>FB1, FB2, FB3, FB4</text:p>
          </table:table-cell>
          <table:table-cell office:value-type="string">
            <text:p>Ferrite Bead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LED5MM</text:p>
          </table:table-cell>
          <table:table-cell office:value-type="string">
            <text:p>LED100, LED101</text:p>
          </table:table-cell>
          <table:table-cell office:value-type="string">
            <text:p>LED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02POLAR</text:p>
          </table:table-cell>
          <table:table-cell office:value-type="string">
            <text:p>MOLEX-1X2</text:p>
          </table:table-cell>
          <table:table-cell office:value-type="string">
            <text:p>J1</text:p>
          </table:table-cell>
          <table:table-cell office:value-type="string">
            <text:p>Header 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NHD-2X8SHROUD</text:p>
          </table:table-cell>
          <table:table-cell office:value-type="string">
            <text:p>2X08_SHROUD</text:p>
          </table:table-cell>
          <table:table-cell office:value-type="string">
            <text:p>J7</text:p>
          </table:table-cell>
          <table:table-cell office:value-type="string">
            <text:p>PIN HEADER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1u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3, C8, C11, C14, C15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7</text:p>
          </table:table-cell>
          <table:table-cell office:value-type="string">
            <text:p>Capacitor</text:p>
          </table:table-cell>
          <table:table-cell table:number-columns-repeated="6"/>
          <table:table-cell office:value-type="string">
            <text:p>X7R</text:p>
          </table:table-cell>
          <table:table-cell/>
          <table:table-cell office:value-type="string">
            <text:p>10%</text:p>
          </table:table-cell>
          <table:table-cell office:value-type="string">
            <text:p>16V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R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16, R52, R54, R56, R58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0u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10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8TFT_CHI2.0</text:p>
          </table:table-cell>
          <table:table-cell office:value-type="string">
            <text:p>1.8TFT_CHI_2.0</text:p>
          </table:table-cell>
          <table:table-cell office:value-type="string">
            <text:p>LCD100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10, R11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R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24, R37, R40, R41, R42, R43, R44, R45, R46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K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6, R8, R12, R15, R18, R20, R22, R23, R25, R26, R27, R28, R31, R32, R33, R34, R35, R36, R38, R39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RESISTOR1206</text:p>
          </table:table-cell>
          <table:table-cell office:value-type="string">
            <text:p>1206-RES</text:p>
          </table:table-cell>
          <table:table-cell office:value-type="string">
            <text:p>R14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 office:value-type="string">
            <text:p>CAP0805</text:p>
          </table:table-cell>
          <table:table-cell office:value-type="string">
            <text:p>0805-CAP</text:p>
          </table:table-cell>
          <table:table-cell office:value-type="string">
            <text:p>C6, C12, C13, C16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K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1, R3, R5, R7, R13, R17, R21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9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0p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1, C4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0R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4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2, R19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string">
            <text:p>RCW-0C</text:p>
          </table:table-cell>
          <table:table-cell office:value-type="string">
            <text:p>1206-RCW</text:p>
          </table:table-cell>
          <table:table-cell office:value-type="string">
            <text:p>TP4</text:p>
          </table:table-cell>
          <table:table-cell office:value-type="string">
            <text:p>SMD Circuit Probe Pad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AP0603</text:p>
          </table:table-cell>
          <table:table-cell office:value-type="string">
            <text:p>0603-CAP</text:p>
          </table:table-cell>
          <table:table-cell office:value-type="string">
            <text:p>C2, C5</text:p>
          </table:table-cell>
          <table:table-cell office:value-type="string">
            <text:p>Capacitor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P-2.0</text:p>
          </table:table-cell>
          <table:table-cell office:value-type="string">
            <text:p>GROVE-CONNECTOR-TH-VERT</text:p>
          </table:table-cell>
          <table:table-cell office:value-type="string">
            <text:p>HW4-2.0</text:p>
          </table:table-cell>
          <table:table-cell office:value-type="string">
            <text:p>J5, J6, J8, J9</text:p>
          </table:table-cell>
          <table:table-cell office:value-type="float" office:value="320110033">
            <text:p>320110033</text:p>
          </table:table-cell>
          <table:table-cell table:number-columns-repeated="10"/>
          <table:table-cell office:value-type="string">
            <text:p>4P-2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B</text:p>
          </table:table-cell>
          <table:table-cell office:value-type="string">
            <text:p>RCW-0C</text:p>
          </table:table-cell>
          <table:table-cell office:value-type="string">
            <text:p>1206-RCW</text:p>
          </table:table-cell>
          <table:table-cell office:value-type="string">
            <text:p>TP3</text:p>
          </table:table-cell>
          <table:table-cell office:value-type="string">
            <text:p>SMD Circuit Probe Pad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IN</text:p>
          </table:table-cell>
          <table:table-cell office:value-type="string">
            <text:p>RCW-0C</text:p>
          </table:table-cell>
          <table:table-cell office:value-type="string">
            <text:p>1206-RCW</text:p>
          </table:table-cell>
          <table:table-cell office:value-type="string">
            <text:p>TP1</text:p>
          </table:table-cell>
          <table:table-cell office:value-type="string">
            <text:p>SMD Circuit Probe Pad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80K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9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80R</text:p>
          </table:table-cell>
          <table:table-cell office:value-type="string">
            <text:p>RESISTOR0603</text:p>
          </table:table-cell>
          <table:table-cell office:value-type="string">
            <text:p>0603-RES</text:p>
          </table:table-cell>
          <table:table-cell office:value-type="string">
            <text:p>R29, R30, R47, R48, R49, R50</text:p>
          </table:table-cell>
          <table:table-cell office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80R</text:p>
          </table:table-cell>
          <table:table-cell office:value-type="string">
            <text:p>RESISTOR2512</text:p>
          </table:table-cell>
          <table:table-cell office:value-type="string">
            <text:p>2512-RES</text:p>
          </table:table-cell>
          <table:table-cell office:value-type="string">
            <text:p>R51, R53, R55, R57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1W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2112K-3.3V</text:p>
          </table:table-cell>
          <table:table-cell office:value-type="string">
            <text:p>V_REG_LDOSMD</text:p>
          </table:table-cell>
          <table:table-cell office:value-type="string">
            <text:p>SOT23-5</text:p>
          </table:table-cell>
          <table:table-cell office:value-type="string">
            <text:p>IC4</text:p>
          </table:table-cell>
          <table:table-cell office:value-type="string">
            <text:p>Voltage Regulator LDO</text:p>
          </table:table-cell>
          <table:table-cell table:number-columns-repeated="5"/>
          <table:table-cell office:value-type="string">
            <text:p>VREG-1245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AT54S</text:p>
          </table:table-cell>
          <table:table-cell office:value-type="string">
            <text:p>SOT-23</text:p>
          </table:table-cell>
          <table:table-cell office:value-type="string">
            <text:p>D1, D2, D3, D4, D5, D6, D7, D8, D9, D10</text:p>
          </table:table-cell>
          <table:table-cell office:value-type="string">
            <text:p>Schottky Diode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TT</text:p>
          </table:table-cell>
          <table:table-cell office:value-type="string">
            <text:p>RCW-0C</text:p>
          </table:table-cell>
          <table:table-cell office:value-type="string">
            <text:p>1206-RCW</text:p>
          </table:table-cell>
          <table:table-cell office:value-type="string">
            <text:p>TP2</text:p>
          </table:table-cell>
          <table:table-cell office:value-type="string">
            <text:p>SMD Circuit Probe Pad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CPC1002N</text:p>
          </table:table-cell>
          <table:table-cell office:value-type="string">
            <text:p>IC7, IC8, IC9, IC1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MP31D0U</text:p>
          </table:table-cell>
          <table:table-cell office:value-type="string">
            <text:p>SOT23</text:p>
          </table:table-cell>
          <table:table-cell office:value-type="string">
            <text:p>Q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-1X04-SIP-100-40</text:p>
          </table:table-cell>
          <table:table-cell office:value-type="string">
            <text:p>SIP-100-04-40</text:p>
          </table:table-cell>
          <table:table-cell office:value-type="string">
            <text:p>J4</text:p>
          </table:table-cell>
          <table:table-cell office:value-type="string">
            <text:p>FEMALE HEADER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IDUCIAL40MILX80MIL</text:p>
          </table:table-cell>
          <table:table-cell office:value-type="string">
            <text:p>FIDUCIAL-40MILX80MIL</text:p>
          </table:table-cell>
          <table:table-cell office:value-type="string">
            <text:p>FID1, FID2, FID3</text:p>
          </table:table-cell>
          <table:table-cell office:value-type="string">
            <text:p>Fiducial Alignment Points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office:value-type="string">
            <text:p>RCW-0C</text:p>
          </table:table-cell>
          <table:table-cell office:value-type="string">
            <text:p>1206-RCW</text:p>
          </table:table-cell>
          <table:table-cell office:value-type="string">
            <text:p>TP5, TP6</text:p>
          </table:table-cell>
          <table:table-cell office:value-type="string">
            <text:p>SMD Circuit Probe Pad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MPER-PAD-2-NC_BY_TRACE</text:p>
          </table:table-cell>
          <table:table-cell office:value-type="string">
            <text:p>SOLDERJUMPER_CLOSED10MIL</text:p>
          </table:table-cell>
          <table:table-cell office:value-type="string">
            <text:p>SOLDERJUMPER_10MIL</text:p>
          </table:table-cell>
          <table:table-cell office:value-type="string">
            <text:p>SJ1, SJ2, SJ3, SJ4, SJ5, SJ6</text:p>
          </table:table-cell>
          <table:table-cell office:value-type="string">
            <text:p>Solder Jumper - Closed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Po</text:p>
          </table:table-cell>
          <table:table-cell office:value-type="string">
            <text:p>M02JST-PTH-2</text:p>
          </table:table-cell>
          <table:table-cell office:value-type="string">
            <text:p>JST-2-PTH</text:p>
          </table:table-cell>
          <table:table-cell office:value-type="string">
            <text:p>J3</text:p>
          </table:table-cell>
          <table:table-cell office:value-type="string">
            <text:p>Header 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98357</text:p>
          </table:table-cell>
          <table:table-cell office:value-type="string">
            <text:p>AUDIOAMP_MAX98357</text:p>
          </table:table-cell>
          <table:table-cell office:value-type="string">
            <text:p>QFN16_3MM</text:p>
          </table:table-cell>
          <table:table-cell office:value-type="string">
            <text:p>IC3</text:p>
          </table:table-cell>
          <table:table-cell office:value-type="string">
            <text:p>MAX98357 - 3.2W I2S Mono Audio Amp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73832</text:p>
          </table:table-cell>
          <table:table-cell office:value-type="string">
            <text:p>MCP73831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Miniature single cell, fully integrated Li-Ion, Li-polymer charge management controller</text:p>
          </table:table-cell>
          <table:table-cell table:number-columns-repeated="5"/>
          <table:table-cell office:value-type="string">
            <text:p>IC-0999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CA9539PW</text:p>
          </table:table-cell>
          <table:table-cell office:value-type="string">
            <text:p>SOP65P640X120-24N</text:p>
          </table:table-cell>
          <table:table-cell office:value-type="string">
            <text:p>IC5</text:p>
          </table:table-cell>
          <table:table-cell office:value-type="string">
            <text:p>REMOTE 16-BIT I2C AND SMBus LOW-POWER I/O EXPANDER WITH INTERRUPT OUTPUT, RESET, AND CONFIGURATION REGISTERS</text:p>
          </table:table-cell>
          <table:table-cell office:value-type="string">
            <text:p>PCA9539PW</text:p>
          </table:table-cell>
          <table:table-cell office:value-type="float" office:value="1470505">
            <text:p>1470505</text:p>
          </table:table-cell>
          <table:table-cell office:value-type="string">
            <text:p>63K6061</text:p>
          </table:table-cell>
          <table:table-cell/>
          <table:table-cell office:value-type="string">
            <text:p>TSSOP-24</text:p>
          </table:table-cell>
          <table:table-cell table:number-columns-repeated="2"/>
          <table:table-cell office:value-type="string">
            <text:p>Texas Instrument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HOENIX1803426</text:p>
          </table:table-cell>
          <table:table-cell office:value-type="float" office:value="1803426">
            <text:p>1803426</text:p>
          </table:table-cell>
          <table:table-cell office:value-type="string">
            <text:p>J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PHOENIX1803484</text:p>
          </table:table-cell>
          <table:table-cell office:value-type="float" office:value="1803484">
            <text:p>1803484</text:p>
          </table:table-cell>
          <table:table-cell office:value-type="string">
            <text:p>J10, J11</text:p>
          </table:table-cell>
          <table:table-cell office:value-type="string">
            <text:p>8 A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LED-RED0603</text:p>
          </table:table-cell>
          <table:table-cell office:value-type="string">
            <text:p>LED-0603</text:p>
          </table:table-cell>
          <table:table-cell office:value-type="string">
            <text:p>LED1, LED2, LED3, LED4</text:p>
          </table:table-cell>
          <table:table-cell office:value-type="string">
            <text:p>Assorted Red LEDs</text:p>
          </table:table-cell>
          <table:table-cell table:number-columns-repeated="5"/>
          <table:table-cell office:value-type="string">
            <text:p>DIO-09912</text:p>
          </table:table-cell>
          <table:table-cell table:number-columns-repeated="4"/>
          <table:table-cell office:value-type="string">
            <text:p>R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RPI-ZERO</text:p>
          </table:table-cell>
          <table:table-cell office:value-type="string">
            <text:p>RASPBERRYPI_BASTELSTUBE_V13_RASPI_BOARD_B+_FULL</text:p>
          </table:table-cell>
          <table:table-cell office:value-type="string">
            <text:p>J10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LP292-4</text:p>
          </table:table-cell>
          <table:table-cell office:value-type="string">
            <text:p>SO-16</text:p>
          </table:table-cell>
          <table:table-cell office:value-type="string">
            <text:p>IC6</text:p>
          </table:table-cell>
          <table:table-cell office:value-type="string">
            <text:p>Optoisolator Transistor Output 3750Vrms 4 Channel 16-SO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S2115AIPWRQ1</text:p>
          </table:table-cell>
          <table:table-cell office:value-type="string">
            <text:p>SOP65P640X120-8N</text:p>
          </table:table-cell>
          <table:table-cell office:value-type="string">
            <text:p>IC2</text:p>
          </table:table-cell>
          <table:table-cell office:value-type="string">
            <text:p>AUTO-SWITCHING POWER MULTIPLEXER</text:p>
          </table:table-cell>
          <table:table-cell office:value-type="string">
            <text:p>TPS2115AIPWRQ1</text:p>
          </table:table-cell>
          <table:table-cell office:value-type="float" office:value="-0">
            <text:p>-0</text:p>
          </table:table-cell>
          <table:table-cell office:value-type="string">
            <text:p>52P6807</text:p>
          </table:table-cell>
          <table:table-cell/>
          <table:table-cell office:value-type="string">
            <text:p>TSSOP-8</text:p>
          </table:table-cell>
          <table:table-cell table:number-columns-repeated="2"/>
          <table:table-cell office:value-type="string">
            <text:p>Texas Instrument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01/12/2021</text:date>, <text:time>18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2" meta:object-count="0"/>
    <meta:generator>OpenOffice/4.1.8$Win32 OpenOffice.org_project/418m3$Build-9803</meta:generator>
  </office:meta>
</office:document-meta>
</file>